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2.014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1.824cm"/>
    </style:style>
    <style:style style:name="co6" style:family="table-column">
      <style:table-column-properties fo:break-before="auto" style:column-width="2.559cm"/>
    </style:style>
    <style:style style:name="co7" style:family="table-column">
      <style:table-column-properties fo:break-before="auto" style:column-width="2.205cm"/>
    </style:style>
    <style:style style:name="co8" style:family="table-column">
      <style:table-column-properties fo:break-before="auto" style:column-width="2.041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4.3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2.826cm" svg:height="12.836cm" svg:x="13.626cm" svg:y="0.743cm">
            <draw:object draw:notify-on-update-of-ranges="Sheet1.B4:Sheet1.B9 Sheet1.C4:Sheet1.C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0.013cm" svg:height="16.868cm" svg:x="33.368cm" svg:y="0cm">
            <draw:object draw:notify-on-update-of-ranges="Sheet1.B14:Sheet1.B18 Sheet1.C14:Sheet1.C18 Sheet1.B24:Sheet1.B28 Sheet1.C24:Sheet1.C28 Sheet1.B4:Sheet1.B8 Sheet1.C4:Sheet1.C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8cm" svg:height="9.005cm" svg:x="23.955cm" svg:y="24.7cm">
            <draw:object draw:notify-on-update-of-ranges="Sheet1.P45:Sheet1.P55 Sheet1.O45:Sheet1.O5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" table:number-columns-repeated="46" table:default-cell-style-name="Default"/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office:value-type="string" calcext:value-type="string">
            <text:p>p, бар</text:p>
          </table:table-cell>
          <table:table-cell office:value-type="string" calcext:value-type="string">
            <text:p>V, мВ</text:p>
          </table:table-cell>
          <table:table-cell office:value-type="string" calcext:value-type="string">
            <text:p>T, C</text:p>
          </table:table-cell>
          <table:table-cell office:value-type="string" calcext:value-type="string">
            <text:p>T_m, С</text:p>
          </table:table-cell>
          <table:table-cell office:value-type="string" calcext:value-type="string">
            <text:p>dT_m, C</text:p>
          </table:table-cell>
          <table:table-cell table:number-columns-repeated="5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formula="of:=(MAX([.D4:.D8]) + MIN([.D4:.D8])) / 2" office:value-type="float" office:value="60.01" calcext:value-type="float">
            <text:p>60.01</text:p>
          </table:table-cell>
          <table:table-cell table:formula="of:=(MAX([.D4:.D8]) - MIN([.D4:.D8])) / 2" office:value-type="float" office:value="0.0100000000000016" calcext:value-type="float">
            <text:p>0.010000000000002</text:p>
          </table:table-cell>
          <table:table-cell table:number-columns-repeated="58"/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-0.091" calcext:value-type="float">
            <text:p>-0.091</text:p>
          </table:table-cell>
          <table:table-cell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0.078" calcext:value-type="float">
            <text:p>-0.078</text:p>
          </table:table-cell>
          <table:table-cell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-0.058" calcext:value-type="float">
            <text:p>-0.058</text:p>
          </table:table-cell>
          <table:table-cell office:value-type="float" office:value="60.02" calcext:value-type="float">
            <text:p>60.02</text:p>
          </table:table-cell>
          <table:table-cell table:number-columns-repeated="6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0.048" calcext:value-type="float">
            <text:p>-0.048</text:p>
          </table:table-cell>
          <table:table-cell office:value-type="float" office:value="60.01" calcext:value-type="float">
            <text:p>60.01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/>
          <table:table-cell office:value-type="string" calcext:value-type="string">
            <text:p>p, бар</text:p>
          </table:table-cell>
          <table:table-cell office:value-type="string" calcext:value-type="string">
            <text:p>V, мВ</text:p>
          </table:table-cell>
          <table:table-cell office:value-type="string" calcext:value-type="string">
            <text:p>T, C</text:p>
          </table:table-cell>
          <table:table-cell office:value-type="string" calcext:value-type="string">
            <text:p>T_m, С</text:p>
          </table:table-cell>
          <table:table-cell office:value-type="string" calcext:value-type="string">
            <text:p>dT_m, C</text:p>
          </table:table-cell>
          <table:table-cell table:number-columns-repeated="5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-0.137" calcext:value-type="float">
            <text:p>-0.137</text:p>
          </table:table-cell>
          <table:table-cell office:value-type="float" office:value="20.64" calcext:value-type="float">
            <text:p>20.64</text:p>
          </table:table-cell>
          <table:table-cell table:formula="of:=(MAX([.D14:.D18]) + MIN([.D14:.D18])) / 2" office:value-type="float" office:value="20.745" calcext:value-type="float">
            <text:p>20.745</text:p>
          </table:table-cell>
          <table:table-cell table:formula="of:=(MAX([.D14:.D18]) - MIN([.D14:.D18])) / 2" office:value-type="float" office:value="0.105" calcext:value-type="float">
            <text:p>0.105</text:p>
          </table:table-cell>
          <table:table-cell table:number-columns-repeated="58"/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-0.119" calcext:value-type="float">
            <text:p>-0.119</text:p>
          </table:table-cell>
          <table:table-cell office:value-type="float" office:value="20.64" calcext:value-type="float">
            <text:p>20.64</text:p>
          </table:table-cell>
          <table:table-cell table:number-columns-repeated="6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0.098" calcext:value-type="float">
            <text:p>-0.098</text:p>
          </table:table-cell>
          <table:table-cell office:value-type="float" office:value="20.83" calcext:value-type="float">
            <text:p>20.83</text:p>
          </table:table-cell>
          <table:table-cell table:number-columns-repeated="60"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-0.075" calcext:value-type="float">
            <text:p>-0.075</text:p>
          </table:table-cell>
          <table:table-cell office:value-type="float" office:value="20.79" calcext:value-type="float">
            <text:p>20.79</text:p>
          </table:table-cell>
          <table:table-cell table:number-columns-repeated="6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0.057" calcext:value-type="float">
            <text:p>-0.057</text:p>
          </table:table-cell>
          <table:table-cell office:value-type="float" office:value="20.85" calcext:value-type="float">
            <text:p>20.85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/>
          <table:table-cell office:value-type="string" calcext:value-type="string">
            <text:p>p, бар</text:p>
          </table:table-cell>
          <table:table-cell office:value-type="string" calcext:value-type="string">
            <text:p>V, мВ</text:p>
          </table:table-cell>
          <table:table-cell office:value-type="string" calcext:value-type="string">
            <text:p>T, C</text:p>
          </table:table-cell>
          <table:table-cell office:value-type="string" calcext:value-type="string">
            <text:p>T_m, С</text:p>
          </table:table-cell>
          <table:table-cell office:value-type="string" calcext:value-type="string">
            <text:p>dT_m, C</text:p>
          </table:table-cell>
          <table:table-cell table:number-columns-repeated="5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-0.131" calcext:value-type="float">
            <text:p>-0.131</text:p>
          </table:table-cell>
          <table:table-cell office:value-type="float" office:value="29.34" calcext:value-type="float">
            <text:p>29.34</text:p>
          </table:table-cell>
          <table:table-cell table:formula="of:=(MAX([.D24:.D28]) + MIN([.D24:.D28])) / 2" office:value-type="float" office:value="29.525" calcext:value-type="float">
            <text:p>29.525</text:p>
          </table:table-cell>
          <table:table-cell table:formula="of:=(MAX([.D24:.D28]) - MIN([.D24:.D28])) / 2" office:value-type="float" office:value="0.185000000000001" calcext:value-type="float">
            <text:p>0.185000000000001</text:p>
          </table:table-cell>
          <table:table-cell table:number-columns-repeated="58"/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-0.112" calcext:value-type="float">
            <text:p>-0.112</text:p>
          </table:table-cell>
          <table:table-cell office:value-type="float" office:value="29.57" calcext:value-type="float">
            <text:p>29.57</text:p>
          </table:table-cell>
          <table:table-cell table:number-columns-repeated="6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0.092" calcext:value-type="float">
            <text:p>-0.092</text:p>
          </table:table-cell>
          <table:table-cell office:value-type="float" office:value="29.71" calcext:value-type="float">
            <text:p>29.71</text:p>
          </table:table-cell>
          <table:table-cell table:number-columns-repeated="60"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-0.073" calcext:value-type="float">
            <text:p>-0.073</text:p>
          </table:table-cell>
          <table:table-cell office:value-type="float" office:value="29.68" calcext:value-type="float">
            <text:p>29.68</text:p>
          </table:table-cell>
          <table:table-cell table:number-columns-repeated="6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0.052" calcext:value-type="float">
            <text:p>-0.052</text:p>
          </table:table-cell>
          <table:table-cell office:value-type="float" office:value="29.68" calcext:value-type="float">
            <text:p>29.68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/>
          <table:table-cell office:value-type="string" calcext:value-type="string">
            <text:p>p, бар</text:p>
          </table:table-cell>
          <table:table-cell office:value-type="string" calcext:value-type="string">
            <text:p>V, мВ</text:p>
          </table:table-cell>
          <table:table-cell office:value-type="string" calcext:value-type="string">
            <text:p>T, C</text:p>
          </table:table-cell>
          <table:table-cell office:value-type="string" calcext:value-type="string">
            <text:p>T_m, С</text:p>
          </table:table-cell>
          <table:table-cell office:value-type="string" calcext:value-type="string">
            <text:p>dT_m, C</text:p>
          </table:table-cell>
          <table:table-cell table:number-columns-repeated="5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-0.13" calcext:value-type="float">
            <text:p>-0.13</text:p>
          </table:table-cell>
          <table:table-cell office:value-type="float" office:value="40.06" calcext:value-type="float">
            <text:p>40.06</text:p>
          </table:table-cell>
          <table:table-cell table:formula="of:=(MAX([.D34:.D38]) + MIN([.D34:.D38])) / 2" office:value-type="float" office:value="40.045" calcext:value-type="float">
            <text:p>40.045</text:p>
          </table:table-cell>
          <table:table-cell table:formula="of:=(MAX([.D34:.D38]) - MIN([.D34:.D38])) / 2" office:value-type="float" office:value="0.0249999999999986" calcext:value-type="float">
            <text:p>0.024999999999999</text:p>
          </table:table-cell>
          <table:table-cell table:number-columns-repeated="58"/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-0.105" calcext:value-type="float">
            <text:p>-0.105</text:p>
          </table:table-cell>
          <table:table-cell office:value-type="float" office:value="40.07" calcext:value-type="float">
            <text:p>40.07</text:p>
          </table:table-cell>
          <table:table-cell table:number-columns-repeated="6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0.086" calcext:value-type="float">
            <text:p>-0.086</text:p>
          </table:table-cell>
          <table:table-cell office:value-type="float" office:value="40.05" calcext:value-type="float">
            <text:p>40.05</text:p>
          </table:table-cell>
          <table:table-cell table:number-columns-repeated="60"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-0.069" calcext:value-type="float">
            <text:p>-0.069</text:p>
          </table:table-cell>
          <table:table-cell office:value-type="float" office:value="40.04" calcext:value-type="float">
            <text:p>40.04</text:p>
          </table:table-cell>
          <table:table-cell table:number-columns-repeated="6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0.05" calcext:value-type="float">
            <text:p>-0.05</text:p>
          </table:table-cell>
          <table:table-cell office:value-type="float" office:value="40.02" calcext:value-type="float">
            <text:p>40.02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/>
          <table:table-cell office:value-type="string" calcext:value-type="string">
            <text:p>p, бар</text:p>
          </table:table-cell>
          <table:table-cell office:value-type="string" calcext:value-type="string">
            <text:p>V, мВ</text:p>
          </table:table-cell>
          <table:table-cell office:value-type="string" calcext:value-type="string">
            <text:p>T, C</text:p>
          </table:table-cell>
          <table:table-cell office:value-type="string" calcext:value-type="string">
            <text:p>T_m, С</text:p>
          </table:table-cell>
          <table:table-cell office:value-type="string" calcext:value-type="string">
            <text:p>dT_m, C</text:p>
          </table:table-cell>
          <table:table-cell table:number-columns-repeated="12"/>
          <table:table-cell table:formula="of:=8.314/2*[.S44]" office:value-type="float" office:value="0.00123321603296658" calcext:value-type="float">
            <text:p>0.001233216032967</text:p>
          </table:table-cell>
          <table:table-cell table:formula="of:=[.T44]*1000000" office:value-type="float" office:value="-662.970620597563" calcext:value-type="float">
            <text:p>-662.970620597563</text:p>
          </table:table-cell>
          <table:table-cell table:number-columns-repeated="4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-0.115" calcext:value-type="float">
            <text:p>-0.115</text:p>
          </table:table-cell>
          <table:table-cell office:value-type="float" office:value="50" calcext:value-type="float">
            <text:p>50</text:p>
          </table:table-cell>
          <table:table-cell table:formula="of:=(MAX([.D44:.D48]) + MIN([.D44:.D48])) / 2" office:value-type="float" office:value="50.02" calcext:value-type="float">
            <text:p>50.02</text:p>
          </table:table-cell>
          <table:table-cell table:formula="of:=(MAX([.D44:.D48]) - MIN([.D44:.D48])) / 2" office:value-type="float" office:value="0.0199999999999996" calcext:value-type="float">
            <text:p>0.02</text:p>
          </table:table-cell>
          <table:table-cell table:number-columns-repeated="4"/>
          <table:table-cell office:value-type="string" calcext:value-type="string">
            <text:p>T, С</text:p>
          </table:table-cell>
          <table:table-cell office:value-type="string" calcext:value-type="string">
            <text:p>T, K</text:p>
          </table:table-cell>
          <table:table-cell office:value-type="string" calcext:value-type="string">
            <text:p>dv/dp, мВ/бар</text:p>
          </table:table-cell>
          <table:table-cell table:style-name="ce1" office:value-type="string" calcext:value-type="string">
            <text:p>dv/dt, мВ/К</text:p>
          </table:table-cell>
          <table:table-cell office:value-type="string" calcext:value-type="string">
            <text:p>dt/dp, К/бар</text:p>
          </table:table-cell>
          <table:table-cell office:value-type="string" calcext:value-type="string">
            <text:p>1000К/T</text:p>
          </table:table-cell>
          <table:table-cell office:value-type="string" calcext:value-type="string">
            <text:p>c_p * mu, k/па * кг / моль</text:p>
          </table:table-cell>
          <table:table-cell/>
          <table:table-cell table:number-matrix-columns-spanned="2" table:number-matrix-rows-spanned="5" table:formula="of:=LINEST([.Q45:.Q49];[.P45:.P49];1;1)" office:value-type="float" office:value="0.000296660099342454" calcext:value-type="float">
            <text:p>0.000296660099342</text:p>
          </table:table-cell>
          <table:table-cell office:value-type="float" office:value="-0.000662970620597563" calcext:value-type="float">
            <text:p>-0.000662970620598</text:p>
          </table:table-cell>
          <table:table-cell table:number-columns-repeated="44"/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-0.101" calcext:value-type="float">
            <text:p>-0.101</text:p>
          </table:table-cell>
          <table:table-cell office:value-type="float" office:value="50.01" calcext:value-type="float">
            <text:p>50.01</text:p>
          </table:table-cell>
          <table:table-cell table:number-columns-repeated="6"/>
          <table:table-cell table:formula="of:=[.E14]" office:value-type="float" office:value="20.745" calcext:value-type="float">
            <text:p>20.745</text:p>
          </table:table-cell>
          <table:table-cell table:formula="of:=[.K45]+273.3" office:value-type="float" office:value="294.045" calcext:value-type="float">
            <text:p>294.045</text:p>
          </table:table-cell>
          <table:table-cell table:formula="of:=-LINEST([.C14:.C18]; [.B14:.B18]; 1; 1)" office:value-type="float" office:value="0.0408" calcext:value-type="float">
            <text:p>0.0408</text:p>
          </table:table-cell>
          <table:table-cell office:value-type="float" office:value="0.0407" calcext:value-type="float">
            <text:p>0.0407</text:p>
          </table:table-cell>
          <table:table-cell table:formula="of:=[.M45]/[.N45]" office:value-type="float" office:value="1.002457002457" calcext:value-type="float">
            <text:p>1.002457002457</text:p>
          </table:table-cell>
          <table:table-cell table:formula="of:=1000/[.L45]" office:value-type="float" office:value="3.40084000748185" calcext:value-type="float">
            <text:p>3.40084000748185</text:p>
          </table:table-cell>
          <table:table-cell table:formula="of:=[.O45]/100000*4*8.31415" office:value-type="float" office:value="0.000333383115479115" calcext:value-type="float">
            <text:p>0.000333383115479</text:p>
          </table:table-cell>
          <table:table-cell/>
          <table:table-cell office:value-type="float" office:value="0.0000525798683911569" calcext:value-type="float">
            <text:p>5.25798683911569E-05</text:p>
          </table:table-cell>
          <table:table-cell office:value-type="float" office:value="0.000168292854644487" calcext:value-type="float">
            <text:p>0.000168292854644</text:p>
          </table:table-cell>
          <table:table-cell table:number-columns-repeated="4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0.081" calcext:value-type="float">
            <text:p>-0.081</text:p>
          </table:table-cell>
          <table:table-cell office:value-type="float" office:value="50.03" calcext:value-type="float">
            <text:p>50.03</text:p>
          </table:table-cell>
          <table:table-cell table:number-columns-repeated="6"/>
          <table:table-cell table:formula="of:=[.E24]" office:value-type="float" office:value="29.525" calcext:value-type="float">
            <text:p>29.525</text:p>
          </table:table-cell>
          <table:table-cell table:formula="of:=[.K46]+273.3" office:value-type="float" office:value="302.825" calcext:value-type="float">
            <text:p>302.825</text:p>
          </table:table-cell>
          <table:table-cell table:formula="of:=-LINEST([.C24:.C28]; [.B24:.B28]; 1; 1)" office:value-type="float" office:value="0.0394" calcext:value-type="float">
            <text:p>0.0394</text:p>
          </table:table-cell>
          <table:table-cell office:value-type="float" office:value="0.0407" calcext:value-type="float">
            <text:p>0.0407</text:p>
          </table:table-cell>
          <table:table-cell table:formula="of:=[.M46]/[.N46]" office:value-type="float" office:value="0.968058968058968" calcext:value-type="float">
            <text:p>0.968058968058968</text:p>
          </table:table-cell>
          <table:table-cell table:formula="of:=1000/[.L46]" office:value-type="float" office:value="3.30223726574754" calcext:value-type="float">
            <text:p>3.30223726574754</text:p>
          </table:table-cell>
          <table:table-cell table:formula="of:=[.O46]/100000*4*8.31415" office:value-type="float" office:value="0.000321943498771499" calcext:value-type="float">
            <text:p>0.000321943498771</text:p>
          </table:table-cell>
          <table:table-cell/>
          <table:table-cell office:value-type="float" office:value="0.913875085084899" calcext:value-type="float">
            <text:p>0.913875085084899</text:p>
          </table:table-cell>
          <table:table-cell office:value-type="float" office:value="0.0000168105009895649" calcext:value-type="float">
            <text:p>1.68105009895649E-05</text:p>
          </table:table-cell>
          <table:table-cell table:number-columns-repeated="44"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-0.066" calcext:value-type="float">
            <text:p>-0.066</text:p>
          </table:table-cell>
          <table:table-cell office:value-type="float" office:value="50.04" calcext:value-type="float">
            <text:p>50.04</text:p>
          </table:table-cell>
          <table:table-cell table:number-columns-repeated="6"/>
          <table:table-cell table:formula="of:=[.E34]" office:value-type="float" office:value="40.045" calcext:value-type="float">
            <text:p>40.045</text:p>
          </table:table-cell>
          <table:table-cell table:formula="of:=[.K47]+273.3" office:value-type="float" office:value="313.345" calcext:value-type="float">
            <text:p>313.345</text:p>
          </table:table-cell>
          <table:table-cell table:formula="of:=-LINEST([.C34:.C38]; [.B34:.B38]; 1; 1)" office:value-type="float" office:value="0.0392" calcext:value-type="float">
            <text:p>0.0392</text:p>
          </table:table-cell>
          <table:table-cell office:value-type="float" office:value="0.0425" calcext:value-type="float">
            <text:p>0.0425</text:p>
          </table:table-cell>
          <table:table-cell table:formula="of:=[.M47]/[.N47]" office:value-type="float" office:value="0.922352941176471" calcext:value-type="float">
            <text:p>0.922352941176471</text:p>
          </table:table-cell>
          <table:table-cell table:formula="of:=1000/[.L47]" office:value-type="float" office:value="3.19137053407586" calcext:value-type="float">
            <text:p>3.19137053407586</text:p>
          </table:table-cell>
          <table:table-cell table:formula="of:=[.O47]/100000*4*8.31415" office:value-type="float" office:value="0.000306743228235294" calcext:value-type="float">
            <text:p>0.000306743228235</text:p>
          </table:table-cell>
          <table:table-cell/>
          <table:table-cell office:value-type="float" office:value="31.8331258493234" calcext:value-type="float">
            <text:p>31.8331258493234</text:p>
          </table:table-cell>
          <table:table-cell office:value-type="float" office:value="3" calcext:value-type="float">
            <text:p>3</text:p>
          </table:table-cell>
          <table:table-cell table:number-columns-repeated="4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0.053" calcext:value-type="float">
            <text:p>-0.053</text:p>
          </table:table-cell>
          <table:table-cell office:value-type="float" office:value="50.03" calcext:value-type="float">
            <text:p>50.03</text:p>
          </table:table-cell>
          <table:table-cell table:number-columns-repeated="6"/>
          <table:table-cell table:formula="of:=[.E44]" office:value-type="float" office:value="50.02" calcext:value-type="float">
            <text:p>50.02</text:p>
          </table:table-cell>
          <table:table-cell table:formula="of:=[.K48]+273.3" office:value-type="float" office:value="323.32" calcext:value-type="float">
            <text:p>323.32</text:p>
          </table:table-cell>
          <table:table-cell table:formula="of:=-LINEST([.C44:.C48]; [.B44:.B48]; 1; 1)" office:value-type="float" office:value="0.0318" calcext:value-type="float">
            <text:p>0.0318</text:p>
          </table:table-cell>
          <table:table-cell office:value-type="float" office:value="0.0433" calcext:value-type="float">
            <text:p>0.0433</text:p>
          </table:table-cell>
          <table:table-cell table:formula="of:=[.M48]/[.N48]" office:value-type="float" office:value="0.734411085450347" calcext:value-type="float">
            <text:p>0.734411085450347</text:p>
          </table:table-cell>
          <table:table-cell table:formula="of:=1000/[.L48]" office:value-type="float" office:value="3.09291104787826" calcext:value-type="float">
            <text:p>3.09291104787826</text:p>
          </table:table-cell>
          <table:table-cell table:formula="of:=[.O48]/100000*4*8.31415" office:value-type="float" office:value="0.00024424015704388" calcext:value-type="float">
            <text:p>0.000244240157044</text:p>
          </table:table-cell>
          <table:table-cell/>
          <table:table-cell office:value-type="float" office:value="0.00000000899581673520803" calcext:value-type="float">
            <text:p>8.99581673520803E-09</text:p>
          </table:table-cell>
          <table:table-cell office:value-type="float" office:value="0.000000000847778830560484" calcext:value-type="float">
            <text:p>8.47778830560484E-10</text:p>
          </table:table-cell>
          <table:table-cell table:number-columns-repeated="44"/>
        </table:table-row>
        <table:table-row table:style-name="ro1">
          <table:table-cell table:number-columns-repeated="10"/>
          <table:table-cell table:formula="of:=[.E54]" office:value-type="float" office:value="60.01" calcext:value-type="float">
            <text:p>60.01</text:p>
          </table:table-cell>
          <table:table-cell table:formula="of:=[.K49]+273.3" office:value-type="float" office:value="333.31" calcext:value-type="float">
            <text:p>333.31</text:p>
          </table:table-cell>
          <table:table-cell table:formula="of:=-LINEST([.C54:.C58]; [.B54:.B58]; 1; 1)" office:value-type="float" office:value="0.0294" calcext:value-type="float">
            <text:p>0.0294</text:p>
          </table:table-cell>
          <table:table-cell office:value-type="float" office:value="0.0441" calcext:value-type="float">
            <text:p>0.0441</text:p>
          </table:table-cell>
          <table:table-cell table:formula="of:=[.M49]/[.N49]" office:value-type="float" office:value="0.666666666666667" calcext:value-type="float">
            <text:p>0.666666666666667</text:p>
          </table:table-cell>
          <table:table-cell table:formula="of:=1000/[.L49]" office:value-type="float" office:value="3.00021001470103" calcext:value-type="float">
            <text:p>3.00021001470103</text:p>
          </table:table-cell>
          <table:table-cell table:formula="of:=[.O49]/100000*4*8.31415" office:value-type="float" office:value="0.000221710666666667" calcext:value-type="float">
            <text:p>0.000221710666667</text:p>
          </table:table-cell>
          <table:table-cell table:number-columns-repeated="47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office:value-type="string" calcext:value-type="string">
            <text:p>p, бар</text:p>
          </table:table-cell>
          <table:table-cell office:value-type="string" calcext:value-type="string">
            <text:p>V, мВ</text:p>
          </table:table-cell>
          <table:table-cell office:value-type="string" calcext:value-type="string">
            <text:p>T, C</text:p>
          </table:table-cell>
          <table:table-cell office:value-type="string" calcext:value-type="string">
            <text:p>T_m, С</text:p>
          </table:table-cell>
          <table:table-cell office:value-type="string" calcext:value-type="string">
            <text:p>dT_m, C</text:p>
          </table:table-cell>
          <table:table-cell table:number-columns-repeated="5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-0.105" calcext:value-type="float">
            <text:p>-0.105</text:p>
          </table:table-cell>
          <table:table-cell office:value-type="float" office:value="60" calcext:value-type="float">
            <text:p>60</text:p>
          </table:table-cell>
          <table:table-cell table:formula="of:=(MAX([.D54:.D58]) + MIN([.D54:.D58])) / 2" office:value-type="float" office:value="60.01" calcext:value-type="float">
            <text:p>60.01</text:p>
          </table:table-cell>
          <table:table-cell table:formula="of:=(MAX([.D54:.D58]) - MIN([.D54:.D58])) / 2" office:value-type="float" office:value="0.0100000000000016" calcext:value-type="float">
            <text:p>0.010000000000002</text:p>
          </table:table-cell>
          <table:table-cell table:number-columns-repeated="58"/>
        </table:table-row>
        <table:table-row table:style-name="ro1">
          <table:table-cell/>
          <table:table-cell office:value-type="float" office:value="3.5" calcext:value-type="float">
            <text:p>3.5</text:p>
          </table:table-cell>
          <table:table-cell office:value-type="float" office:value="-0.091" calcext:value-type="float">
            <text:p>-0.091</text:p>
          </table:table-cell>
          <table:table-cell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-0.078" calcext:value-type="float">
            <text:p>-0.078</text:p>
          </table:table-cell>
          <table:table-cell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office:value-type="float" office:value="-0.058" calcext:value-type="float">
            <text:p>-0.058</text:p>
          </table:table-cell>
          <table:table-cell office:value-type="float" office:value="60.02" calcext:value-type="float">
            <text:p>60.02</text:p>
          </table:table-cell>
          <table:table-cell table:number-columns-repeated="6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-0.048" calcext:value-type="float">
            <text:p>-0.048</text:p>
          </table:table-cell>
          <table:table-cell office:value-type="float" office:value="60.01" calcext:value-type="float">
            <text:p>60.01</text:p>
          </table:table-cell>
          <table:table-cell table:number-columns-repeated="6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Bitstream Vera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/00/0000</text:date>, <text:time style:data-style-name="N2" text:time-value="19:41:00.3409257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12T09:16:37.262328509</meta:creation-date>
    <meta:generator>LibreOffice/6.3.4.2.0$Linux_X86_64 LibreOffice_project/30$Build-2</meta:generator>
    <dc:date>2020-02-20T19:41:09.144632674</dc:date>
    <meta:editing-duration>PT4H38M26S</meta:editing-duration>
    <meta:editing-cycles>15</meta:editing-cycles>
    <meta:document-statistic meta:table-count="1" meta:cell-count="184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error-category="constan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onstant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chart:error-lower-limit="0.06" chart:error-upper-limit="0.06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error-lower-limit="0.001" chart:error-upper-limit="0.001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827cm" svg:height="12.837cm" xlink:href=".." xlink:type="simple" chart:class="chart:scatter" chart:style-name="ch1">
        <chart:legend chart:legend-position="end" svg:x="18.731cm" svg:y="5.87cm" style:legend-expansion="high" chart:style-name="ch2"/>
        <chart:plot-area chart:style-name="ch3" table:cell-range-address="Sheet1.B4:Sheet1.C9" svg:x="1.947cm" svg:y="0.256cm" svg:width="17.236cm" svg:height="12.602cm">
          <chartooo:coordinate-region svg:x="2.383cm" svg:y="0.455cm" svg:width="16.56cm" svg:height="11.92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4:Sheet1.C9" chart:class="chart:scatter">
            <chart:domain table:cell-range-address="Sheet1.B4:Sheet1.B9"/>
            <chart:regression-curve chart:style-name="ch7">
              <chart:equation chart:display-equation="true" chart:display-r-square="false" svg:x="9.336cm" svg:y="6.562cm"/>
            </chart:regression-curve>
            <chart:error-indicator chart:style-name="ch8" chart:dimension="x"/>
            <chart:error-indicator chart:style-name="ch9" chart:dimension="y"/>
            <chart:data-point/>
            <chart:data-point chart:style-name="ch10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B4:Sheet1.B9</svg:desc>
                </draw:g>
              </table:table-cell>
              <table:table-cell office:value-type="float" office:value="NaN">
                <text:p>NaN</text:p>
                <draw:g>
                  <svg:desc>Sheet1.C4:Sheet1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-0.091">
                <text:p>-0.0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0.078">
                <text:p>-0.0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-0.058">
                <text:p>-0.0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-0.048">
                <text:p>-0.0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onstant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chart-properties chart:error-lower-limit="0.06" chart:error-upper-limit="0.06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error-lower-limit="0.001" chart:error-upper-limit="0.001" chart:error-upper-indicator="true" chart:error-lower-indicator="true" chart:error-category="constant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 chart:error-category="constant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d320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0.014cm" svg:height="16.869cm" xlink:href=".." xlink:type="simple" chart:class="chart:scatter" chart:style-name="ch1">
        <chart:legend chart:legend-position="end" svg:x="25.918cm" svg:y="6.89cm" style:legend-expansion="high" chart:style-name="ch2"/>
        <chart:plot-area chart:style-name="ch3" table:cell-range-address="Sheet1.B14:Sheet1.C18 Sheet1.C24:Sheet1.C28 Sheet1.C4:Sheet1.C8" svg:x="0.6cm" svg:y="0.337cm" svg:width="24.718cm" svg:height="16.195cm">
          <chartooo:coordinate-region svg:x="1.618cm" svg:y="0.536cm" svg:width="23.46cm" svg:height="15.7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4:Sheet1.C18" chart:class="chart:scatter">
            <chart:domain table:cell-range-address="Sheet1.B14:Sheet1.B18"/>
            <chart:regression-curve chart:style-name="ch7">
              <chart:equation chart:display-equation="true" chart:display-r-square="false" svg:x="3.245cm" svg:y="9.843cm"/>
            </chart:regression-curve>
            <chart:error-indicator chart:style-name="ch8" chart:dimension="x"/>
            <chart:error-indicator chart:style-name="ch9" chart:dimension="y"/>
            <chart:data-point chart:style-name="ch10" chart:repeated="2"/>
            <chart:data-point chart:repeated="3"/>
          </chart:series>
          <chart:series chart:style-name="ch11" chart:values-cell-range-address="Sheet1.C24:Sheet1.C28" chart:class="chart:scatter">
            <chart:domain table:cell-range-address="Sheet1.B24:Sheet1.B28"/>
            <chart:regression-curve chart:style-name="ch12"/>
            <chart:error-indicator chart:style-name="ch8" chart:dimension="x"/>
            <chart:error-indicator chart:style-name="ch9" chart:dimension="y"/>
            <chart:data-point chart:repeated="5"/>
          </chart:series>
          <chart:series chart:style-name="ch13" chart:values-cell-range-address="Sheet1.C4:Sheet1.C8" chart:class="chart:scatter">
            <chart:domain table:cell-range-address="Sheet1.B4:Sheet1.B8"/>
            <chart:regression-curve chart:style-name="ch14"/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B14:Sheet1.B18</svg:desc>
                </draw:g>
              </table:table-cell>
              <table:table-cell office:value-type="float" office:value="-0.137">
                <text:p>-0.137</text:p>
                <draw:g>
                  <svg:desc>Sheet1.C14:Sheet1.C18</svg:desc>
                </draw:g>
              </table:table-cell>
              <table:table-cell office:value-type="float" office:value="4">
                <text:p>4</text:p>
                <draw:g>
                  <svg:desc>Sheet1.B24:Sheet1.B28</svg:desc>
                </draw:g>
              </table:table-cell>
              <table:table-cell office:value-type="float" office:value="-0.131">
                <text:p>-0.131</text:p>
                <draw:g>
                  <svg:desc>Sheet1.C24:Sheet1.C28</svg:desc>
                </draw:g>
              </table:table-cell>
              <table:table-cell office:value-type="float" office:value="4">
                <text:p>4</text:p>
                <draw:g>
                  <svg:desc>Sheet1.B4:Sheet1.B8</svg:desc>
                </draw:g>
              </table:table-cell>
              <table:table-cell office:value-type="float" office:value="NaN">
                <text:p>NaN</text:p>
                <draw:g>
                  <svg:desc>Sheet1.C4:Sheet1.C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-0.119">
                <text:p>-0.119</text:p>
              </table:table-cell>
              <table:table-cell office:value-type="float" office:value="3.5">
                <text:p>3.5</text:p>
              </table:table-cell>
              <table:table-cell office:value-type="float" office:value="-0.112">
                <text:p>-0.112</text:p>
              </table:table-cell>
              <table:table-cell office:value-type="float" office:value="3.5">
                <text:p>3.5</text:p>
              </table:table-cell>
              <table:table-cell office:value-type="float" office:value="-0.091">
                <text:p>-0.09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-0.098">
                <text:p>-0.098</text:p>
              </table:table-cell>
              <table:table-cell office:value-type="float" office:value="3">
                <text:p>3</text:p>
              </table:table-cell>
              <table:table-cell office:value-type="float" office:value="-0.092">
                <text:p>-0.092</text:p>
              </table:table-cell>
              <table:table-cell office:value-type="float" office:value="3">
                <text:p>3</text:p>
              </table:table-cell>
              <table:table-cell office:value-type="float" office:value="-0.078">
                <text:p>-0.0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-0.075">
                <text:p>-0.075</text:p>
              </table:table-cell>
              <table:table-cell office:value-type="float" office:value="2.5">
                <text:p>2.5</text:p>
              </table:table-cell>
              <table:table-cell office:value-type="float" office:value="-0.073">
                <text:p>-0.073</text:p>
              </table:table-cell>
              <table:table-cell office:value-type="float" office:value="2.5">
                <text:p>2.5</text:p>
              </table:table-cell>
              <table:table-cell office:value-type="float" office:value="-0.058">
                <text:p>-0.0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-0.057">
                <text:p>-0.057</text:p>
              </table:table-cell>
              <table:table-cell office:value-type="float" office:value="2">
                <text:p>2</text:p>
              </table:table-cell>
              <table:table-cell office:value-type="float" office:value="-0.052">
                <text:p>-0.052</text:p>
              </table:table-cell>
              <table:table-cell office:value-type="float" office:value="2">
                <text:p>2</text:p>
              </table:table-cell>
              <table:table-cell office:value-type="float" office:value="-0.048">
                <text:p>-0.04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column-mapping="1 0" chart:style-name="ch1">
        <chart:legend chart:legend-position="end" svg:x="11.877cm" svg:y="3.955cm" style:legend-expansion="high" chart:style-name="ch2"/>
        <chart:plot-area chart:style-name="ch3" table:cell-range-address="Sheet1.O45:Sheet1.P55" svg:x="0.319cm" svg:y="0.18cm" svg:width="11.239cm" svg:height="8.646cm">
          <chartooo:coordinate-region svg:x="1.046cm" svg:y="0.38cm" svg:width="10.18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O45:Sheet1.O55" chart:class="chart:scatter">
            <chart:domain table:cell-range-address="Sheet1.P45:Sheet1.P55"/>
            <chart:regression-curve chart:style-name="ch7">
              <chart:equation chart:display-equation="true" chart:display-r-square="false" svg:x="3.612cm" svg:y="4.391cm"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40084000748185">
                <text:p>3.40084000748185</text:p>
                <draw:g>
                  <svg:desc>Sheet1.P45:Sheet1.P55</svg:desc>
                </draw:g>
              </table:table-cell>
              <table:table-cell office:value-type="float" office:value="1.002457002457">
                <text:p>1.002457002457</text:p>
                <draw:g>
                  <svg:desc>Sheet1.O45:Sheet1.O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30223726574754">
                <text:p>3.30223726574754</text:p>
              </table:table-cell>
              <table:table-cell office:value-type="float" office:value="0.968058968058968">
                <text:p>0.9680589680589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19137053407586">
                <text:p>3.19137053407586</text:p>
              </table:table-cell>
              <table:table-cell office:value-type="float" office:value="0.922352941176471">
                <text:p>0.9223529411764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9291104787826">
                <text:p>3.09291104787826</text:p>
              </table:table-cell>
              <table:table-cell office:value-type="float" office:value="0.734411085450347">
                <text:p>0.7344110854503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00021001470103">
                <text:p>3.0002100147010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